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 style:data-style-name="N2" text:time-value="16:38:58.50490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9T16:40:19.730999841</dc:date>
    <meta:editing-duration>PT22H31M53S</meta:editing-duration>
    <meta:editing-cycles>192</meta:editing-cycles>
    <meta:generator>LibreOffice/4.4.2.2$Linux_X86_64 LibreOffice_project/40m0$Build-2</meta:generator>
    <dc:creator>Thomas Rawyler</dc:creator>
    <meta:document-statistic meta:table-count="24" meta:cell-count="7191" meta:object-count="0"/>
  </office:meta>
</office:document-meta>
</file>